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13.5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513cm"/>
    </style:style>
    <style:style style:name="co7" style:family="table-column">
      <style:table-column-properties fo:break-before="auto" style:column-width="4.974cm"/>
    </style:style>
    <style:style style:name="co8" style:family="table-column">
      <style:table-column-properties fo:break-before="auto" style:column-width="16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glyph-orientation-vertical="0" fo:background-color="#1c1c1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7" style:family="table-cell" style:parent-style-name="Default">
      <style:table-cell-properties fo:padding="0.071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ssion.findById("wnd[0]/usr/sub:SAPMM07I:0721/ctxtISEG-MATNR[0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,5]").text 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"</text:p>
          </table:table-cell>
          <table:table-cell office:value-type="float" office:value="10000049822" calcext:value-type="float">
            <text:p>10000049822</text:p>
          </table:table-cell>
          <table:table-cell office:value-type="string" calcext:value-type="string">
            <text:p>"</text:p>
          </table:table-cell>
          <table:table-cell table:formula="of:=COM.MICROSOFT.CONCAT([.A1];[.B2];[.C2];[.D2];[.E2])" office:value-type="string" office:string-value="session.findById(&quot;wnd[0]/usr/sub:SAPMM07I:0721/ctxtISEG-MATNR[0,5]&quot;).text  = &quot;10000049822&quot;" calcext:value-type="string">
            <text:p>session.findById("wnd[0]/usr/sub:SAPMM07I:0721/ctxtISEG-MATNR[0,5]").text <text:s/>= "10000049822"</text:p>
          </table:table-cell>
        </table:table-row>
        <table:table-row table:style-name="ro1">
          <table:table-cell office:value-type="string" calcext:value-type="string">
            <text:p>session.findById("wnd[0]/usr/sub:SAPMM07I:0721/ctxtISEG-MATNR[2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3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4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5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6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7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8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9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0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1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2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3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4,5]").text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ession.findById("wnd[0]/usr/sub:SAPMM07I:0721/ctxtISEG-MATNR[15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6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7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8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4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5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6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7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8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9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0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1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2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3,5]").tex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sion.findById("wnd[0]/usr/sub:SAPMM07I:0721/ctxtISEG-MATNR[14,5]").text </text:p>
          </table:table-cell>
          <table:table-cell table:number-columns-repeated="5"/>
        </table:table-row>
      </table:table>
      <table:table table:name="Planilha2" table:style-name="ta1"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If Not IsObject(application) Then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<text:s text:c="3"/>Set SapGuiAuto <text:s/>= GetObject("SAPGUI")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<text:s text:c="3"/>Set application = SapGuiAuto.GetScriptingEngine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End If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If Not IsObject(connection) Then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<text:s text:c="3"/>Set connection = application.Children(0)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End If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If Not IsObject(session) Then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<text:s text:c="3"/>Set session <text:s text:c="3"/>= connection.Children(0)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End If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If IsObject(WScript) Then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<text:s text:c="3"/>WScript.ConnectObject session, <text:s text:c="4"/>"on"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<text:s text:c="3"/>WScript.ConnectObject application, "on"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End If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").maximize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/tbar[0]/okcd").text = "/nmi01"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/usr/chkIKPF-SPERR").selected = true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/usr/ctxtIKPF-WERKS").text = "1003"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/usr/ctxtIKPF-LGORT").text = "0001"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/usr/chkIKPF-SPERR").setFocus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23];[.B23];[.D23];[.C23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24];[.B24];[.D24];[.C24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25];[.B25];[.D25];[.C25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26];[.B26];[.D26];[.C26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27];[.B27];[.D27];[.C27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28];[.B28];[.D28];[.C28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29];[.B29];[.D29];[.C29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30];[.B30];[.D30];[.C30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31];[.B31];[.D31];[.C31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32];[.B32];[.D32];[.C32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34];[.B34];[.D34];[.C34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35];[.B35];[.D35];[.C35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36];[.B36];[.D36];[.C36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37];[.B37];[.D37];[.C37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38];[.B38];[.D38];[.C38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39];[.B39];[.D39];[.C39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40];[.B40];[.D40];[.C40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41];[.B41];[.D41];[.C41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42];[.B42];[.D42];[.C42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43];[.B43];[.D43];[.C43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45];[.B45];[.D45];[.C45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46];[.B46];[.D46];[.C46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47];[.B47];[.D47];[.C47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48];[.B48];[.D48];[.C48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49];[.B49];[.D49];[.C49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50];[.B50];[.D50];[.C50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6"/>
          <table:table-cell table:style-name="ce5" table:formula="of:=COM.MICROSOFT.CONCAT([.A51];[.B51];[.D51];[.C51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2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9"/>
          <table:table-cell table:style-name="ce5" table:formula="of:=COM.MICROSOFT.CONCAT([.A52];[.B52];[.D52];[.C52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53];[.B53];[.D53];[.C53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54];[.B54];[.D54];[.C54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56];[.B56];[.D56];[.C56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57];[.B57];[.D57];[.C57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58];[.B58];[.D58];[.C58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59];[.B59];[.D59];[.C59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60];[.B60];[.D60];[.C60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61];[.B61];[.D61];[.C61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62];[.B62];[.D62];[.C62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63];[.B63];[.D63];[.C63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64];[.B64];[.D64];[.C64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65];[.B65];[.D65];[.C65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67];[.B67];[.D67];[.C67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68];[.B68];[.D68];[.C68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69];[.B69];[.D69];[.C69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10"/>
          <table:table-cell table:style-name="ce5" table:formula="of:=COM.MICROSOFT.CONCAT([.A70];[.B70];[.D70];[.C70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4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8"/>
          <table:table-cell table:style-name="ce5" table:formula="of:=COM.MICROSOFT.CONCAT([.A71];[.B71];[.D71];[.C71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72];[.B72];[.D72];[.C72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73];[.B73];[.D73];[.C73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74];[.B74];[.D74];[.C74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75];[.B75];[.D75];[.C75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76];[.B76];[.D76];[.C76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78];[.B78];[.D78];[.C78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79];[.B79];[.D79];[.C79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0];[.B80];[.D80];[.C80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1];[.B81];[.D81];[.C81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2];[.B82];[.D82];[.C82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3];[.B83];[.D83];[.C83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4];[.B84];[.D84];[.C84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5];[.B85];[.D85];[.C85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6];[.B86];[.D86];[.C86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7];[.B87];[.D87];[.C87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89];[.B89];[.D89];[.C89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0];[.B90];[.D90];[.C90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1];[.B91];[.D91];[.C91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2];[.B92];[.D92];[.C92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3];[.B93];[.D93];[.C93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4];[.B94];[.D94];[.C94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5];[.B95];[.D95];[.C95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6];[.B96];[.D96];[.C96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7];[.B97];[.D97];[.C97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98];[.B98];[.D98];[.C98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0];[.B100];[.D100];[.C100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1];[.B101];[.D101];[.C101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2];[.B102];[.D102];[.C102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3];[.B103];[.D103];[.C103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4];[.B104];[.D104];[.C104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5];[.B105];[.D105];[.C105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6];[.B106];[.D106];[.C106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7];[.B107];[.D107];[.C107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8];[.B108];[.D108];[.C108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09];[.B109];[.D109];[.C109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1];[.B111];[.D111];[.C111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2];[.B112];[.D112];[.C112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3];[.B113];[.D113];[.C113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4];[.B114];[.D114];[.C114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5];[.B115];[.D115];[.C115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6];[.B116];[.D116];[.C116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7];[.B117];[.D117];[.C117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8];[.B118];[.D118];[.C118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19];[.B119];[.D119];[.C119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0];[.B120];[.D120];[.C120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2];[.B122];[.D122];[.C122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3];[.B123];[.D123];[.C123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4];[.B124];[.D124];[.C124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5];[.B125];[.D125];[.C125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6];[.B126];[.D126];[.C126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7];[.B127];[.D127];[.C127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8];[.B128];[.D128];[.C128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29];[.B129];[.D129];[.C129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0];[.B130];[.D130];[.C130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1];[.B131];[.D131];[.C131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3];[.B133];[.D133];[.C133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4];[.B134];[.D134];[.C134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5];[.B135];[.D135];[.C135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6];[.B136];[.D136];[.C136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7];[.B137];[.D137];[.C137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8];[.B138];[.D138];[.C138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39];[.B139];[.D139];[.C139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0];[.B140];[.D140];[.C140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1];[.B141];[.D141];[.C141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2];[.B142];[.D142];[.C142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4];[.B144];[.D144];[.C144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5];[.B145];[.D145];[.C145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6];[.B146];[.D146];[.C146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7];[.B147];[.D147];[.C147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8];[.B148];[.D148];[.C148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49];[.B149];[.D149];[.C149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0];[.B150];[.D150];[.C150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1];[.B151];[.D151];[.C151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2];[.B152];[.D152];[.C152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3];[.B153];[.D153];[.C153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5];[.B155];[.D155];[.C155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6];[.B156];[.D156];[.C156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7];[.B157];[.D157];[.C157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8];[.B158];[.D158];[.C158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59];[.B159];[.D159];[.C159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0];[.B160];[.D160];[.C160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1];[.B161];[.D161];[.C161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2];[.B162];[.D162];[.C162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3];[.B163];[.D163];[.C163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4];[.B164];[.D164];[.C164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6];[.B166];[.D166];[.C166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7];[.B167];[.D167];[.C167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8];[.B168];[.D168];[.C168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69];[.B169];[.D169];[.C169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0];[.B170];[.D170];[.C170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1];[.B171];[.D171];[.C171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2];[.B172];[.D172];[.C172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3];[.B173];[.D173];[.C173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4];[.B174];[.D174];[.C174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5];[.B175];[.D175];[.C175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7];[.B177];[.D177];[.C177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8];[.B178];[.D178];[.C178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79];[.B179];[.D179];[.C179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0];[.B180];[.D180];[.C180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1];[.B181];[.D181];[.C181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2];[.B182];[.D182];[.C182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3];[.B183];[.D183];[.C183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4];[.B184];[.D184];[.C184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5];[.B185];[.D185];[.C185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6];[.B186];[.D186];[.C186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8];[.B188];[.D188];[.C188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89];[.B189];[.D189];[.C189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0];[.B190];[.D190];[.C190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1];[.B191];[.D191];[.C191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2];[.B192];[.D192];[.C192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3];[.B193];[.D193];[.C193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4];[.B194];[.D194];[.C194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5];[.B195];[.D195];[.C195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6];[.B196];[.D196];[.C196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7];[.B197];[.D197];[.C197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199];[.B199];[.D199];[.C199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0];[.B200];[.D200];[.C200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1];[.B201];[.D201];[.C201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2];[.B202];[.D202];[.C202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3];[.B203];[.D203];[.C203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4];[.B204];[.D204];[.C204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5];[.B205];[.D205];[.C205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6];[.B206];[.D206];[.C206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7];[.B207];[.D207];[.C207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08];[.B208];[.D208];[.C208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0];[.B210];[.D210];[.C210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1];[.B211];[.D211];[.C211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2];[.B212];[.D212];[.C212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3];[.B213];[.D213];[.C213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4];[.B214];[.D214];[.C214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5];[.B215];[.D215];[.C215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6];[.B216];[.D216];[.C216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7];[.B217];[.D217];[.C217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8];[.B218];[.D218];[.C218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19];[.B219];[.D219];[.C219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1];[.B221];[.D221];[.C221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2];[.B222];[.D222];[.C222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3];[.B223];[.D223];[.C223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4];[.B224];[.D224];[.C224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5];[.B225];[.D225];[.C225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6];[.B226];[.D226];[.C226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7];[.B227];[.D227];[.C227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8];[.B228];[.D228];[.C228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29];[.B229];[.D229];[.C229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0];[.B230];[.D230];[.C230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2];[.B232];[.D232];[.C232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3];[.B233];[.D233];[.C233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4];[.B234];[.D234];[.C234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5];[.B235];[.D235];[.C235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6];[.B236];[.D236];[.C236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7];[.B237];[.D237];[.C237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8];[.B238];[.D238];[.C238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39];[.B239];[.D239];[.C239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0];[.B240];[.D240];[.C240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1];[.B241];[.D241];[.C241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3];[.B243];[.D243];[.C243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4];[.B244];[.D244];[.C244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5];[.B245];[.D245];[.C245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6];[.B246];[.D246];[.C246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7];[.B247];[.D247];[.C247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8];[.B248];[.D248];[.C248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49];[.B249];[.D249];[.C249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0];[.B250];[.D250];[.C250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1];[.B251];[.D251];[.C251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2];[.B252];[.D252];[.C252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4];[.B254];[.D254];[.C254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5];[.B255];[.D255];[.C255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6];[.B256];[.D256];[.C256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7];[.B257];[.D257];[.C257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8];[.B258];[.D258];[.C258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59];[.B259];[.D259];[.C259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0];[.B260];[.D260];[.C260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1];[.B261];[.D261];[.C261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2];[.B262];[.D262];[.C262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3];[.B263];[.D263];[.C263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5];[.B265];[.D265];[.C265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6];[.B266];[.D266];[.C266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7];[.B267];[.D267];[.C267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8];[.B268];[.D268];[.C268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69];[.B269];[.D269];[.C269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0];[.B270];[.D270];[.C270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1];[.B271];[.D271];[.C271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2];[.B272];[.D272];[.C272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3];[.B273];[.D273];[.C273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4];[.B274];[.D274];[.C274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6];[.B276];[.D276];[.C276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7];[.B277];[.D277];[.C277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8];[.B278];[.D278];[.C278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79];[.B279];[.D279];[.C279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0];[.B280];[.D280];[.C280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1];[.B281];[.D281];[.C281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2];[.B282];[.D282];[.C282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3];[.B283];[.D283];[.C283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4];[.B284];[.D284];[.C284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5];[.B285];[.D285];[.C285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0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7];[.B287];[.D287];[.C287])" office:value-type="string" office:string-value="session.findById(&quot;wnd[0]/usr/sub:SAPMM07I:0721/ctxtISEG-MATNR[0,5]&quot;).text = &quot; &quot;" calcext:value-type="string">
            <text:p>session.findById("wnd[0]/usr/sub:SAPMM07I:0721/ctxtISEG-MATNR[0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1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8];[.B288];[.D288];[.C288])" office:value-type="string" office:string-value="session.findById(&quot;wnd[0]/usr/sub:SAPMM07I:0721/ctxtISEG-MATNR[1,5]&quot;).text = &quot; &quot;" calcext:value-type="string">
            <text:p>session.findById("wnd[0]/usr/sub:SAPMM07I:0721/ctxtISEG-MATNR[1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2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89];[.B289];[.D289];[.C289])" office:value-type="string" office:string-value="session.findById(&quot;wnd[0]/usr/sub:SAPMM07I:0721/ctxtISEG-MATNR[2,5]&quot;).text = &quot; &quot;" calcext:value-type="string">
            <text:p>session.findById("wnd[0]/usr/sub:SAPMM07I:0721/ctxtISEG-MATNR[2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3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90];[.B290];[.D290];[.C290])" office:value-type="string" office:string-value="session.findById(&quot;wnd[0]/usr/sub:SAPMM07I:0721/ctxtISEG-MATNR[3,5]&quot;).text = &quot; &quot;" calcext:value-type="string">
            <text:p>session.findById("wnd[0]/usr/sub:SAPMM07I:0721/ctxtISEG-MATNR[3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4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91];[.B291];[.D291];[.C291])" office:value-type="string" office:string-value="session.findById(&quot;wnd[0]/usr/sub:SAPMM07I:0721/ctxtISEG-MATNR[4,5]&quot;).text = &quot; &quot;" calcext:value-type="string">
            <text:p>session.findById("wnd[0]/usr/sub:SAPMM07I:0721/ctxtISEG-MATNR[4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5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92];[.B292];[.D292];[.C292])" office:value-type="string" office:string-value="session.findById(&quot;wnd[0]/usr/sub:SAPMM07I:0721/ctxtISEG-MATNR[5,5]&quot;).text = &quot; &quot;" calcext:value-type="string">
            <text:p>session.findById("wnd[0]/usr/sub:SAPMM07I:0721/ctxtISEG-MATNR[5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6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93];[.B293];[.D293];[.C293])" office:value-type="string" office:string-value="session.findById(&quot;wnd[0]/usr/sub:SAPMM07I:0721/ctxtISEG-MATNR[6,5]&quot;).text = &quot; &quot;" calcext:value-type="string">
            <text:p>session.findById("wnd[0]/usr/sub:SAPMM07I:0721/ctxtISEG-MATNR[6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7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94];[.B294];[.D294];[.C294])" office:value-type="string" office:string-value="session.findById(&quot;wnd[0]/usr/sub:SAPMM07I:0721/ctxtISEG-MATNR[7,5]&quot;).text = &quot; &quot;" calcext:value-type="string">
            <text:p>session.findById("wnd[0]/usr/sub:SAPMM07I:0721/ctxtISEG-MATNR[7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8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95];[.B295];[.D295];[.C295])" office:value-type="string" office:string-value="session.findById(&quot;wnd[0]/usr/sub:SAPMM07I:0721/ctxtISEG-MATNR[8,5]&quot;).text = &quot; &quot;" calcext:value-type="string">
            <text:p>session.findById("wnd[0]/usr/sub:SAPMM07I:0721/ctxtISEG-MATNR[8,5]").text = " "</text:p>
          </table:table-cell>
        </table:table-row>
        <table:table-row table:style-name="ro5">
          <table:table-cell office:value-type="string" calcext:value-type="string">
            <text:p>session.findById("wnd[0]/usr/sub:SAPMM07I:0721/ctxtISEG-MATNR[9,5]").text =</text:p>
          </table:table-cell>
          <table:table-cell table:number-columns-repeated="2" office:value-type="string" calcext:value-type="string">
            <text:p><text:s/>"</text:p>
          </table:table-cell>
          <table:table-cell table:style-name="ce7"/>
          <table:table-cell table:style-name="ce5" table:formula="of:=COM.MICROSOFT.CONCAT([.A296];[.B296];[.D296];[.C296])" office:value-type="string" office:string-value="session.findById(&quot;wnd[0]/usr/sub:SAPMM07I:0721/ctxtISEG-MATNR[9,5]&quot;).text = &quot; &quot;" calcext:value-type="string">
            <text:p>session.findById("wnd[0]/usr/sub:SAPMM07I:0721/ctxtISEG-MATNR[9,5]").text = " "</text:p>
          </table:table-cell>
        </table:table-row>
        <table:table-row table:style-name="ro3">
          <table:table-cell office:value-type="string" calcext:value-type="string">
            <text:p>session.findById("wnd[0]").sendVKey 0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session.findById("wnd[0]").sendVKey 0</text:p>
          </table:table-cell>
        </table:table-row>
        <table:table-row table:style-name="ro1" table:number-rows-repeated="104827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Sim</number:text>
    </number:number-style>
    <number:number-style style:name="N110P1" style:volatile="true">
      <number:text>Sim</number:text>
    </number:number-style>
    <number:number-style style:name="N110">
      <number:text>Não</number:text>
      <style:map style:condition="value()&gt;0" style:apply-style-name="N110P0"/>
      <style:map style:condition="value()&lt;0" style:apply-style-name="N110P1"/>
    </number:number-style>
    <number:number-style style:name="N111P0" style:volatile="true">
      <number:text>R$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1P0"/>
    </number:number-style>
    <number:currency-style style:name="N115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5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5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Verdadeiro</number:text>
    </number:number-style>
    <number:number-style style:name="N117P1" style:volatile="true">
      <number:text>Verdadeiro</number:text>
    </number:number-style>
    <number:number-style style:name="N117">
      <number:text>Falso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/>
      <number:text> </number:text>
    </number:number-style>
    <number:number-style style:name="N121">
      <number:text>-</number:text>
      <number:number number:decimal-places="0" number:min-decimal-places="0" number:min-integer-digits="1"/>
      <number:text> </number:text>
      <style:map style:condition="value()&gt;=0" style:apply-style-name="N121P0"/>
    </number:number-style>
    <number:number-style style:name="N122P0" style:volatile="true">
      <number:text>R$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number:min-decimal-places="3" number:min-integer-digits="1"/>
    </number:number-style>
    <number:number-style style:name="N125P0" style:volatile="true">
      <number:text>Ativar</number:text>
    </number:number-style>
    <number:number-style style:name="N125P1" style:volatile="true">
      <number:text>Ativar</number:text>
    </number:number-style>
    <number:number-style style:name="N125">
      <number:text>Desativar</number:text>
      <style:map style:condition="value()&gt;0" style:apply-style-name="N125P0"/>
      <style:map style:condition="value()&lt;0" style:apply-style-name="N125P1"/>
    </number:number-style>
    <number:number-style style:name="N126">
      <number:number number:decimal-places="4" number:min-decimal-places="4" number:min-integer-digits="1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">
      <number:number number:decimal-places="5" number:min-decimal-places="5"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currency-style style:name="N131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">
      <number:number number:decimal-places="3" number:min-decimal-places="3" number:min-integer-digits="1" number:grouping="true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">
      <number:number number:decimal-places="6" number:min-decimal-places="6" number:min-integer-digits="1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day/>
      <number:text>/</number:text>
      <number:month/>
      <number:text>/</number:text>
      <number:year number:style="long"/>
    </number:date-style>
    <number:date-style style:name="N163">
      <number:day/>
      <number:text>/</number:text>
      <number:month number:textual="true"/>
      <number:text>/</number:text>
      <number:year/>
    </number:date-style>
    <number:date-style style:name="N164">
      <number:day/>
      <number:text>/</number:text>
      <number:month number:textual="true"/>
    </number:date-style>
    <number:date-style style:name="N165">
      <number:month number:textual="true"/>
      <number:text>/</number:text>
      <number:year/>
    </number:date-style>
    <number:time-style style:name="N166">
      <number:hours/>
      <number:text>:</number:text>
      <number:minutes number:style="long"/>
      <number:text> </number:text>
      <number:am-pm/>
    </number:tim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 R$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1" number:min-decimal-places="1" number:min-integer-digits="1"/>
    </number:number-style>
    <number:number-style style:name="N184">
      <number:number number:decimal-places="0" number:min-decimal-places="0" number:min-integer-digits="0"/>
    </number:number-style>
    <number:number-style style:name="N185">
      <number:number number:decimal-places="0" number:min-decimal-places="0" number:min-integer-digits="4"/>
    </number:number-style>
    <number:number-style style:name="N186P0" style:volatile="true">
      <number:number number:decimal-places="0" number:min-decimal-places="0" number:min-integer-digits="1" number:grouping="true"/>
      <number:text> €</number:text>
    </number:number-style>
    <number:number-style style:name="N18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6P0"/>
    </number:number-style>
    <number:number-style style:name="N1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</number:text>
      <number:fill-character> </number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number:min-decimal-places="2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9P0"/>
    </number:number-style>
    <number:number-style style:name="N190">
      <number:number number:decimal-places="0" number:min-decimal-places="0" number:min-integer-digits="5"/>
    </number:number-style>
    <number:number-style style:name="N191">
      <number:number number:decimal-places="1" number:min-decimal-places="1" number:min-integer-digits="1" number:grouping="true"/>
    </number:number-style>
    <number:number-style style:name="N192">
      <number:number number:decimal-places="0" number:min-decimal-places="0" number:min-integer-digits="3"/>
    </number:number-style>
    <number:number-style style:name="N193">
      <number:number number:decimal-places="3" number:min-decimal-places="3" number:min-integer-digits="0"/>
    </number:number-style>
    <number:number-style style:name="N194">
      <number:number number:decimal-places="0" number:min-decimal-places="0" number:min-integer-digits="9"/>
    </number:number-style>
    <number:number-style style:name="N195">
      <number:number number:decimal-places="4" number:min-decimal-places="4" number:min-integer-digits="1" number:grouping="true"/>
    </number:number-style>
    <number:number-style style:name="N196P0" style:volatile="true">
      <number:number number:decimal-places="0" number:min-decimal-places="0" number:min-integer-digits="1" number:grouping="true"/>
      <number:text> DM</number:text>
    </number:number-style>
    <number:number-style style:name="N196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6P0"/>
    </number:number-style>
    <number:number-style style:name="N19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7P2" style:volatile="true">
      <number:text> </number:text>
      <number:fill-character> </number:fill-character>
      <number:text>- €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01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01P2" style:volatile="true">
      <number:text> </number:text>
      <number:fill-character> </number:fill-character>
      <number:text>- DM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2" number:min-decimal-places="2" number:min-integer-digits="1" number:grouping="true"/>
      <number:text> €</number:text>
    </number:number-style>
    <number:number-style style:name="N20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4P2" style:volatile="true">
      <number:text> </number:text>
      <number:fill-character> </number:fill-character>
      <number:text>-   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0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number number:decimal-places="0" number:min-decimal-places="0" number:min-integer-digits="1" number:grouping="true"/>
      <number:text> DM</number:text>
    </number:number-style>
    <number:number-style style:name="N20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9P0"/>
    </number:number-style>
    <number:number-style style:name="N210P0" style:volatile="true">
      <number:number number:decimal-places="2" number:min-decimal-places="2" number:min-integer-digits="1" number:grouping="true"/>
      <number:text> DM</number:text>
    </number:number-style>
    <number:number-style style:name="N21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0P0"/>
    </number:number-style>
    <number:number-style style:name="N211P0" style:volatile="true">
      <number:number number:decimal-places="2" number:min-decimal-places="2" number:min-integer-digits="1" number:grouping="true"/>
      <number:text> DM</number:text>
    </number:number-style>
    <number:number-style style:name="N21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1P0"/>
    </number:number-style>
    <number:number-style style:name="N212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12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12P2" style:volatile="true">
      <number:text> </number:text>
      <number:fill-character> </number:fill-character>
      <number:text>-      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21:27:42.764000000</meta:creation-date>
    <dc:date>2022-10-29T11:09:53.734000000</dc:date>
    <meta:editing-duration>PT1H59M58S</meta:editing-duration>
    <meta:editing-cycles>14</meta:editing-cycles>
    <meta:generator>LibreOffice/7.4.0.3$Windows_X86_64 LibreOffice_project/f85e47c08ddd19c015c0114a68350214f7066f5a</meta:generator>
    <meta:document-statistic meta:table-count="2" meta:cell-count="1107" meta:object-count="0"/>
  </office:meta>
</office:document-meta>
</file>